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2c17" officeooo:paragraph-rsid="001b2c17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 gb → 21 min</text:p>
      <text:p text:style-name="P1">300mb → 7m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0:32:19.885441601</meta:creation-date>
    <dc:date>2018-04-05T00:39:34.994418511</dc:date>
    <meta:editing-duration>PT7M16S</meta:editing-duration>
    <meta:editing-cycles>1</meta:editing-cycles>
    <meta:document-statistic meta:table-count="0" meta:image-count="0" meta:object-count="0" meta:page-count="1" meta:paragraph-count="2" meta:word-count="8" meta:character-count="25" meta:non-whitespace-character-count="19"/>
    <meta:generator>LibreOffice/5.1.6.2$Linux_X86_64 LibreOffice_project/10m0$Build-2</meta:generator>
  </office:meta>
</office:document-meta>
</file>